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soli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72bf44"/>
    </style:style>
    <style:style style:name="P5" style:family="paragraph">
      <loext:graphic-properties draw:fill="none" draw:fill-color="#ffffff"/>
      <style:text-properties fo:color="#72bf44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ed1c24"/>
    </style:style>
    <style:style style:name="P7" style:family="paragraph">
      <loext:graphic-properties draw:fill="none" draw:fill-color="#ffffff"/>
      <style:text-properties fo:color="#ed1c24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ed1c24"/>
      <style:paragraph-properties fo:text-align="center"/>
    </style:style>
    <style:style style:name="T1" style:family="text">
      <style:text-properties fo:color="#72bf44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ed1c24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6cm" svg:height="0.6cm" svg:x="0.6cm" svg:y="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6cm" svg:height="0.6cm" svg:x="1.7cm" svg:y="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cm" svg:height="0.6cm" svg:x="2.8cm" svg:y="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6cm" svg:height="0.6cm" svg:x="3.9cm" svg:y="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cm" svg:y1="1.269cm" svg:x2="1.288cm" svg:y2="2.257cm" draw:start-shape="id1" draw:start-glue-point="8" draw:end-shape="id2" draw:end-glue-point="5" svg:d="M900 1269v988h388" svg:viewBox="0 0 389 989">
          <text:p/>
        </draw:connector>
        <draw:connector draw:style-name="gr4" draw:text-style-name="P1" draw:layer="layout" svg:x1="2cm" svg:y1="1.269cm" svg:x2="1.712cm" svg:y2="2.257cm" draw:start-shape="id3" draw:start-glue-point="8" draw:end-shape="id2" draw:end-glue-point="11" svg:d="M2000 1269v988h-288" svg:viewBox="0 0 289 989">
          <text:p/>
        </draw:connector>
        <draw:connector draw:style-name="gr4" draw:text-style-name="P1" draw:layer="layout" draw:line-skew="-1.402cm 0.601cm" svg:x1="3.1cm" svg:y1="1.269cm" svg:x2="2.888cm" svg:y2="2.257cm" draw:start-shape="id4" draw:start-glue-point="8" draw:end-shape="id5" draw:end-glue-point="5" svg:d="M3100 1269v600h-200v388h-12" svg:viewBox="0 0 213 989">
          <text:p/>
        </draw:connector>
        <draw:connector draw:style-name="gr4" draw:text-style-name="P1" xml:id="id7" draw:id="id7" draw:layer="layout" svg:x1="3.312cm" svg:y1="2.257cm" svg:x2="3.732cm" svg:y2="1.673cm" draw:start-shape="id5" draw:start-glue-point="11" svg:d="M3312 2257v-589h420v5" svg:viewBox="0 0 421 590">
          <text:p/>
        </draw:connector>
        <draw:connector draw:style-name="gr4" draw:text-style-name="P1" draw:layer="layout" svg:x1="4.2cm" svg:y1="1.269cm" svg:x2="3.732cm" svg:y2="1.673cm" draw:start-shape="id6" draw:start-glue-point="8" draw:end-shape="id7" draw:end-glue-point="3" svg:d="M4200 1269v404h-468" svg:viewBox="0 0 469 405">
          <text:p/>
        </draw:connector>
        <draw:connector draw:style-name="gr4" draw:text-style-name="P1" xml:id="id9" draw:id="id9" draw:layer="layout" draw:line-skew="0.046cm" svg:x1="3.1cm" svg:y1="1.269cm" svg:x2="3.519cm" svg:y2="1.874cm" draw:start-shape="id4" draw:start-glue-point="8" svg:d="M3100 1269v600h419v5" svg:viewBox="0 0 420 606">
          <text:p/>
        </draw:connector>
        <draw:connector draw:style-name="gr4" draw:text-style-name="P1" draw:layer="layout" svg:x1="3.788cm" svg:y1="2.257cm" svg:x2="3.519cm" svg:y2="1.874cm" draw:start-shape="id8" draw:start-glue-point="5" draw:end-shape="id9" draw:end-glue-point="3" svg:d="M3788 2257v-383h-269" svg:viewBox="0 0 270 384">
          <text:p/>
        </draw:connector>
        <draw:connector draw:style-name="gr4" draw:text-style-name="P1" draw:layer="layout" draw:line-skew="-1.002cm -0.802cm" svg:x1="4.2cm" svg:y1="1.269cm" svg:x2="4.212cm" svg:y2="2.257cm" draw:start-shape="id6" draw:start-glue-point="8" draw:end-shape="id8" draw:end-glue-point="11" svg:d="M4200 1269v1000-12h12" svg:viewBox="0 0 13 1001">
          <text:p/>
        </draw:connector>
        <draw:connector draw:style-name="gr4" draw:text-style-name="P1" draw:layer="layout" svg:x1="4cm" svg:y1="2.769cm" svg:x2="4.288cm" svg:y2="3.657cm" draw:start-shape="id8" draw:start-glue-point="8" draw:end-shape="id10" draw:end-glue-point="5" svg:d="M4000 2769v888h288" svg:viewBox="0 0 289 889">
          <text:p/>
        </draw:connector>
        <draw:connector draw:style-name="gr4" draw:text-style-name="P1" draw:layer="layout" draw:line-skew="-0.751cm" svg:x1="4.712cm" svg:y1="3.657cm" svg:x2="4.2cm" svg:y2="1.269cm" draw:start-shape="id10" draw:start-glue-point="11" draw:end-shape="id6" draw:end-glue-point="8" svg:d="M4712 3657v-1988h-512v-400" svg:viewBox="0 0 513 2389">
          <text:p/>
        </draw:connector>
        <draw:connector draw:style-name="gr4" draw:text-style-name="P1" draw:layer="layout" svg:x1="3.1cm" svg:y1="2.769cm" svg:x2="2.412cm" svg:y2="3.757cm" draw:start-shape="id5" draw:start-glue-point="8" draw:end-shape="id11" draw:end-glue-point="11" svg:d="M3100 2769v988h-688" svg:viewBox="0 0 689 989">
          <text:p/>
        </draw:connector>
        <draw:connector draw:style-name="gr4" draw:text-style-name="P1" draw:layer="layout" svg:x1="1.5cm" svg:y1="2.769cm" svg:x2="1.988cm" svg:y2="3.757cm" draw:start-shape="id2" draw:start-glue-point="8" draw:end-shape="id11" draw:end-glue-point="5" svg:d="M1500 2769v988h488" svg:viewBox="0 0 489 989">
          <text:p/>
        </draw:connector>
        <draw:connector draw:style-name="gr4" draw:text-style-name="P1" draw:layer="layout" svg:x1="2.2cm" svg:y1="4.269cm" svg:x2="3.088cm" svg:y2="5.157cm" draw:start-shape="id11" draw:start-glue-point="8" draw:end-shape="id12" draw:end-glue-point="5" svg:d="M2200 4269v888h888" svg:viewBox="0 0 889 889">
          <text:p/>
        </draw:connector>
        <draw:connector draw:style-name="gr4" draw:text-style-name="P1" draw:layer="layout" svg:x1="4.5cm" svg:y1="4.169cm" svg:x2="3.512cm" svg:y2="5.157cm" draw:start-shape="id10" draw:start-glue-point="8" draw:end-shape="id12" draw:end-glue-point="11" svg:d="M4500 4169v988h-988" svg:viewBox="0 0 989 989">
          <text:p/>
        </draw:connector>
        <draw:polygon draw:style-name="gr5" draw:text-style-name="P3" draw:layer="layout" svg:width="4.119cm" svg:height="5.219cm" draw:transform="rotate (2.49808975837948) translate (3.81199434062792cm 6.65300165063922cm)" svg:viewBox="0 0 4120 5220" draw:points="1140,0 2640,0 4120,1140 3480,1620 4000,3480 1680,5220 0,1980 500,480">
          <text:p/>
        </draw:polygon>
        <draw:frame draw:style-name="gr6" draw:text-style-name="P5" draw:layer="layout" svg:width="2.598cm" svg:height="1.031cm" svg:x="4.5cm" svg:y="0.338cm">
          <draw:text-box>
            <text:p text:style-name="P4"><text:span text:style-name="T1">composition</text:span></text:p>
            <text:p text:style-name="P4"><text:span text:style-name="T1">corner</text:span></text:p>
          </draw:text-box>
        </draw:frame>
        <draw:frame draw:style-name="gr6" draw:text-style-name="P7" draw:layer="layout" svg:width="2.598cm" svg:height="1.031cm" svg:x="4.602cm" svg:y="5.069cm">
          <draw:text-box>
            <text:p text:style-name="P6"><text:span text:style-name="T2">composition</text:span></text:p>
            <text:p text:style-name="P6"><text:span text:style-name="T2">target</text:span></text:p>
          </draw:text-box>
        </draw:frame>
        <draw:custom-shape draw:style-name="gr1" draw:text-style-name="P1" xml:id="id8" draw:id="id8" draw:layer="layout" svg:width="0.6cm" svg:height="0.6cm" svg:x="3.7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cm" svg:height="0.6cm" svg:x="2.8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6cm" svg:height="0.6cm" svg:x="4.2cm" svg:y="3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2" draw:id="id12" draw:layer="layout" svg:width="0.6cm" svg:height="0.6cm" svg:x="3cm" svg:y="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6cm" svg:height="0.6cm" svg:x="1.9cm" svg:y="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cm" svg:height="0.6cm" svg:x="1.2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22:15:13.892000000</meta:creation-date>
    <dc:date>2017-08-29T11:25:43.924000000</dc:date>
    <meta:editing-duration>PT39M28S</meta:editing-duration>
    <meta:editing-cycles>3</meta:editing-cycles>
    <meta:generator>LibreOffice/5.4.0.3$Windows_X86_64 LibreOffice_project/7556cbc6811c9d992f4064ab9287069087d7f62c</meta:generator>
    <meta:document-statistic meta:object-count="27"/>
  </office:meta>
</office:document-meta>
</file>